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earch Goal</text:h>
      <text:p text:style-name="Text_20_body">The goal of my research is to discern how effective educational games are for teaching computer science. There are two main questions I plan to answer that should allow some insight into how effective these games are. The questions are:</text:p>
      <text:list xml:id="list35546868" text:style-name="L1">
        <text:list-item>
          <text:p text:style-name="P1">How much of computer science is covered sufficently by educational games at the moment</text:p>
        </text:list-item>
        <text:list-item>
          <text:p text:style-name="P1">How well can computer science topics be learned from a game</text:p>
        </text:list-item>
      </text:list>
      <text:p text:style-name="Text_20_body">Knowing both how well the topic is already covered and how effectively one can learn from these games should be sufficent to say how effectively these educational games could be used in learning this top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16M55S</meta:editing-duration>
    <meta:editing-cycles>6</meta:editing-cycles>
    <meta:generator>OpenOffice.org/3.2$Win32 OpenOffice.org_project/320m18$Build-9502</meta:generator>
    <dc:date>2011-11-07T15:48:00.59</dc:date>
    <dc:creator>Ben Gibson</dc:creator>
    <meta:document-statistic meta:table-count="0" meta:image-count="0" meta:object-count="0" meta:page-count="1" meta:paragraph-count="5" meta:word-count="104" meta:character-count="602"/>
    <meta:user-defined meta:name="Info 1"/>
    <meta:user-defined meta:name="Info 2"/>
    <meta:user-defined meta:name="Info 3"/>
    <meta:user-defined meta:name="Info 4"/>
  </office:meta>
</office:document-meta>
</file>